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ext_20_body">
      <style:paragraph-properties fo:margin-left="-0.5in" fo:margin-right="0in" fo:text-indent="0in" style:auto-text-indent="false"/>
    </style:style>
    <style:style style:name="P3" style:family="paragraph" style:parent-style-name="Text_20_body" style:list-style-name="WW8Num33">
      <style:paragraph-properties fo:margin-left="-0.5in" fo:margin-right="0in" fo:text-indent="0in" style:auto-text-indent="false"/>
    </style:style>
    <style:style style:name="P4" style:family="paragraph" style:parent-style-name="Text_20_body">
      <style:paragraph-properties fo:margin-left="0.5in" fo:margin-right="0in" fo:text-indent="0.25in" style:auto-text-indent="false"/>
      <style:text-properties fo:font-style="italic" style:font-style-asian="italic"/>
    </style:style>
    <style:style style:name="P5" style:family="paragraph" style:parent-style-name="Text_20_body">
      <style:paragraph-properties fo:margin-left="1in" fo:margin-right="0in" fo:text-indent="0in" style:auto-text-indent="false"/>
      <style:text-properties fo:font-size="11pt" fo:font-style="italic" style:font-size-asian="11pt" style:font-style-asian="italic" style:font-size-complex="11pt" style:font-style-complex="italic"/>
    </style:style>
    <style:style style:name="P6" style:family="paragraph" style:parent-style-name="Text_20_body">
      <style:paragraph-properties fo:margin-left="0.5in" fo:margin-right="0in" fo:text-indent="0in" style:auto-text-indent="false"/>
    </style:style>
    <style:style style:name="P7" style:family="paragraph" style:parent-style-name="Text_20_body" style:list-style-name="WW8Num33">
      <style:paragraph-properties fo:margin-left="0.5in" fo:margin-right="0in" fo:text-indent="0in" style:auto-text-indent="false"/>
    </style:style>
    <style:style style:name="P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9" style:family="paragraph" style:parent-style-name="List_20_Number_20_4">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3" style:family="paragraph" style:parent-style-name="Heading_20_2">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8"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19" style:family="paragraph" style:parent-style-name="Text_20_body">
      <style:paragraph-properties fo:margin-left="0in" fo:margin-right="0in" fo:margin-top="0in" fo:margin-bottom="0.0598in" fo:text-indent="0in" style:auto-text-indent="false"/>
    </style:style>
    <style:style style:name="P20" style:family="paragraph" style:parent-style-name="List_20_Continue">
      <style:paragraph-properties fo:margin-left="0in" fo:margin-right="0in" fo:text-indent="0in" style:auto-text-indent="false"/>
    </style:style>
    <style:style style:name="P21" style:family="paragraph" style:parent-style-name="List">
      <style:paragraph-properties fo:margin-left="-0.5in" fo:margin-right="0in" fo:text-indent="0in" style:auto-text-indent="false"/>
    </style:style>
    <style:style style:name="P22" style:family="paragraph" style:parent-style-name="Text_20_body">
      <style:paragraph-properties fo:margin-left="1in" fo:margin-right="0in" fo:margin-top="0in" fo:margin-bottom="0in" fo:text-indent="0in" style:auto-text-indent="false"/>
    </style:style>
    <style:style style:name="P23" style:family="paragraph" style:parent-style-name="Text_20_body">
      <style:paragraph-properties fo:margin-left="0.5in" fo:margin-right="0in" fo:margin-top="0in" fo:margin-bottom="0in" fo:text-indent="0in" style:auto-text-indent="false"/>
    </style:style>
    <style:style style:name="P2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5" style:family="paragraph" style:parent-style-name="Text_20_body">
      <style:paragraph-properties fo:margin-left="0.5in" fo:margin-right="0in" fo:text-indent="0in" style:auto-text-indent="false"/>
    </style:style>
    <style:style style:name="P26" style:family="paragraph" style:parent-style-name="Text_20_body">
      <style:paragraph-properties fo:margin-left="0.5in" fo:margin-right="0in" fo:text-indent="0in" style:auto-text-indent="false"/>
      <style:text-properties fo:font-size="12pt"/>
    </style:style>
    <style:style style:name="P27" style:family="paragraph" style:parent-style-name="Text_20_body">
      <style:paragraph-properties fo:margin-left="0.5in" fo:margin-right="0in" fo:text-indent="0in" style:auto-text-indent="false"/>
      <style:text-properties style:font-name="Times New Roman" fo:font-size="11pt" fo:font-style="italic" style:font-size-asian="11pt" style:font-style-asian="italic" style:font-size-complex="11pt" style:font-style-complex="italic"/>
    </style:style>
    <style:style style:name="P2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29" style:family="paragraph" style:parent-style-name="Standard">
      <style:paragraph-properties fo:margin-left="0.5in" fo:margin-right="0in" fo:text-indent="0in" style:auto-text-indent="false"/>
    </style:style>
    <style:style style:name="P30"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31" style:family="paragraph" style:parent-style-name="Text_20_body">
      <style:paragraph-properties fo:margin-left="2in" fo:margin-right="0in" fo:margin-top="0in" fo:margin-bottom="0in" fo:text-indent="0in" style:auto-text-indent="false"/>
    </style:style>
    <style:style style:name="P32" style:family="paragraph" style:parent-style-name="Date">
      <style:paragraph-properties fo:margin-left="2.5in" fo:margin-right="0in" fo:text-indent="0in" style:auto-text-indent="false"/>
    </style:style>
    <style:style style:name="P33" style:family="paragraph" style:parent-style-name="Contents_20_2">
      <style:paragraph-properties>
        <style:tab-stops>
          <style:tab-stop style:position="5.5252in" style:type="right" style:leader-style="dotted" style:leader-text="."/>
        </style:tab-stops>
      </style:paragraph-properties>
    </style:style>
    <style:style style:name="P3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5" style:family="paragraph" style:parent-style-name="Text_20_body">
      <style:text-properties fo:font-size="12pt" fo:font-weight="bold"/>
    </style:style>
    <style:style style:name="P36" style:family="paragraph" style:parent-style-name="List_20_Number_20_4">
      <style:paragraph-properties fo:margin-left="-1in" fo:margin-right="0in" fo:text-indent="0in" style:auto-text-indent="false"/>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9"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4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1" style:family="paragraph" style:parent-style-name="Text_20_body" style:list-style-name="WW8Num18">
      <style:paragraph-properties fo:margin-left="-1in" fo:margin-right="0in" fo:text-indent="0in" style:auto-text-indent="false"/>
    </style:style>
    <style:style style:name="P42" style:family="paragraph" style:parent-style-name="Text_20_body" style:list-style-name="WW8Num18">
      <style:paragraph-properties fo:margin-left="-1in" fo:margin-right="0in" fo:text-indent="0in" style:auto-text-indent="false"/>
    </style:style>
    <style:style style:name="P43" style:family="paragraph" style:parent-style-name="Text_20_body" style:list-style-name="WW8Num18">
      <style:paragraph-properties fo:margin-left="-1in" fo:margin-right="0in" fo:text-align="start" style:justify-single-word="false" fo:text-indent="0in" style:auto-text-indent="false"/>
    </style:style>
    <style:style style:name="P4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45" style:family="paragraph" style:parent-style-name="Text_20_body" style:list-style-name="L1">
      <style:paragraph-properties fo:margin-left="0in" fo:margin-right="0in" fo:margin-top="0in" fo:margin-bottom="0in" fo:text-indent="0in" style:auto-text-indent="false"/>
    </style:style>
    <style:style style:name="P46" style:family="paragraph" style:parent-style-name="Text_20_body" style:list-style-name="L1">
      <style:paragraph-properties fo:margin-left="0in" fo:margin-right="0in" fo:margin-top="0in" fo:margin-bottom="0in" fo:text-indent="0in" style:auto-text-indent="false"/>
    </style:style>
    <style:style style:name="P47" style:family="paragraph" style:parent-style-name="Text_20_body" style:list-style-name="L1">
      <style:paragraph-properties fo:margin-left="0in" fo:margin-right="0in" fo:margin-top="0in" fo:margin-bottom="0in" fo:text-indent="0in" style:auto-text-indent="false"/>
    </style:style>
    <style:style style:name="P48" style:family="paragraph" style:parent-style-name="Text_20_body" style:list-style-name="L1">
      <style:paragraph-properties fo:margin-left="0in" fo:margin-right="0in" fo:margin-top="0in" fo:margin-bottom="0in" fo:text-indent="0in" style:auto-text-indent="false"/>
    </style:style>
    <style:style style:name="P49" style:family="paragraph" style:parent-style-name="Text_20_body" style:list-style-name="L1">
      <style:paragraph-properties fo:margin-left="0in" fo:margin-right="0in" fo:margin-top="0in" fo:margin-bottom="0in" fo:text-indent="0in" style:auto-text-indent="false"/>
    </style:style>
    <style:style style:name="P50"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51" style:family="paragraph" style:parent-style-name="Text_20_body">
      <style:paragraph-properties fo:margin-left="-0.5in" fo:margin-right="0in" fo:text-indent="0in" style:auto-text-indent="false"/>
    </style:style>
    <style:style style:name="P52" style:family="paragraph" style:parent-style-name="Text_20_body" style:list-style-name="WW8Num33">
      <style:paragraph-properties fo:margin-left="-0.5in" fo:margin-right="0in" fo:text-indent="0in" style:auto-text-indent="false"/>
    </style:style>
    <style:style style:name="P53" style:family="paragraph" style:parent-style-name="Text_20_body" style:list-style-name="WW8Num33">
      <style:paragraph-properties fo:margin-left="-0.5in" fo:margin-right="0in" fo:text-indent="0in" style:auto-text-indent="false"/>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list-style-name="WW8Num33">
      <style:paragraph-properties fo:margin-left="-0.5in" fo:margin-right="0in" fo:text-indent="0in" style:auto-text-indent="false"/>
    </style:style>
    <style:style style:name="P57" style:family="paragraph" style:parent-style-name="Text_20_body" style:list-style-name="WW8Num33">
      <style:paragraph-properties fo:margin-left="-0.5in" fo:margin-right="0in" fo:text-indent="0in" style:auto-text-indent="false"/>
    </style:style>
    <style:style style:name="P58" style:family="paragraph" style:parent-style-name="Text_20_body" style:list-style-name="WW8Num33">
      <style:paragraph-properties fo:margin-left="-0.5in" fo:margin-right="0in" fo:text-indent="0in" style:auto-text-indent="false"/>
    </style:style>
    <style:style style:name="P59" style:family="paragraph" style:parent-style-name="Text_20_body">
      <style:paragraph-properties fo:margin-left="0.5in" fo:margin-right="0in" fo:text-indent="0in" style:auto-text-indent="false"/>
    </style:style>
    <style:style style:name="P6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1" style:family="paragraph" style:parent-style-name="Text_20_body" style:list-style-name="L2">
      <style:paragraph-properties fo:margin-left="0.5in" fo:margin-right="0in" fo:text-indent="0in" style:auto-text-indent="false"/>
    </style:style>
    <style:style style:name="P62" style:family="paragraph" style:parent-style-name="Text_20_body" style:list-style-name="L2">
      <style:paragraph-properties fo:margin-left="0.5in" fo:margin-right="0in" fo:text-indent="0in" style:auto-text-indent="false"/>
    </style:style>
    <style:style style:name="P63" style:family="paragraph" style:parent-style-name="Text_20_body" style:list-style-name="L2">
      <style:paragraph-properties fo:margin-left="0.5in" fo:margin-right="0in" fo:text-indent="0in" style:auto-text-indent="false"/>
    </style:style>
    <style:style style:name="P64" style:family="paragraph" style:parent-style-name="Text_20_body" style:list-style-name="L2">
      <style:paragraph-properties fo:margin-left="0.5in" fo:margin-right="0in" fo:text-indent="0in" style:auto-text-indent="false"/>
    </style:style>
    <style:style style:name="P65" style:family="paragraph" style:parent-style-name="Text_20_body" style:list-style-name="L2">
      <style:paragraph-properties fo:margin-left="0.5in" fo:margin-right="0in" fo:text-indent="0in" style:auto-text-indent="false"/>
    </style:style>
    <style:style style:name="P66" style:family="paragraph" style:parent-style-name="Text_20_body" style:list-style-name="L2">
      <style:paragraph-properties fo:margin-left="0.5in" fo:margin-right="0in" fo:text-indent="0in" style:auto-text-indent="false"/>
    </style:style>
    <style:style style:name="P67" style:family="paragraph" style:parent-style-name="Text_20_body" style:list-style-name="WW8Num33">
      <style:paragraph-properties fo:margin-left="0.5in" fo:margin-right="0in" fo:text-indent="0in" style:auto-text-indent="false"/>
    </style:style>
    <style:style style:name="P68" style:family="paragraph" style:parent-style-name="Text_20_body">
      <style:paragraph-properties fo:margin-left="1in" fo:margin-right="0in" fo:text-indent="0in" style:auto-text-indent="false"/>
    </style:style>
    <style:style style:name="P69" style:family="paragraph" style:parent-style-name="Text_20_body">
      <style:paragraph-properties fo:margin-left="1in" fo:margin-right="0in" fo:text-indent="0in" style:auto-text-indent="false"/>
      <style:text-properties fo:font-style="italic" style:font-style-asian="italic" style:font-style-complex="italic"/>
    </style:style>
    <style:style style:name="P70" style:family="paragraph" style:parent-style-name="Text_20_body">
      <style:paragraph-properties fo:margin-left="1in" fo:margin-right="0in" fo:text-indent="0in" style:auto-text-indent="false"/>
      <style:text-properties fo:font-size="11pt" fo:font-style="italic" style:font-size-asian="11pt" style:font-style-asian="italic" style:font-size-complex="11pt" style:font-style-complex="italic"/>
    </style:style>
    <style:style style:name="P71" style:family="paragraph" style:parent-style-name="Text_20_body" style:list-style-name="L2">
      <style:paragraph-properties fo:margin-left="1in" fo:margin-right="0in" fo:text-indent="0in" style:auto-text-indent="false"/>
    </style:style>
    <style:style style:name="P72" style:family="paragraph" style:parent-style-name="Text_20_body" style:list-style-name="L2">
      <style:paragraph-properties fo:margin-left="1in" fo:margin-right="0in" fo:text-indent="0in" style:auto-text-indent="false"/>
    </style:style>
    <style:style style:name="P73" style:family="paragraph" style:parent-style-name="Text_20_body" style:list-style-name="L2">
      <style:paragraph-properties fo:margin-left="1in" fo:margin-right="0in" fo:text-indent="0in" style:auto-text-indent="false"/>
    </style:style>
    <style:style style:name="P74" style:family="paragraph" style:parent-style-name="Text_20_body" style:list-style-name="L2">
      <style:paragraph-properties fo:margin-left="1in" fo:margin-right="0in" fo:text-indent="0in" style:auto-text-indent="false"/>
    </style:style>
    <style:style style:name="P75" style:family="paragraph" style:parent-style-name="Text_20_body" style:list-style-name="L2">
      <style:paragraph-properties fo:margin-left="1in" fo:margin-right="0in" fo:text-indent="0in" style:auto-text-indent="false"/>
    </style:style>
    <style:style style:name="P76" style:family="paragraph" style:parent-style-name="Text_20_body" style:list-style-name="L2">
      <style:paragraph-properties fo:margin-left="1in" fo:margin-right="0in" fo:text-indent="0in" style:auto-text-indent="false"/>
    </style:style>
    <style:style style:name="P77" style:family="paragraph" style:parent-style-name="Text_20_body" style:list-style-name="L2">
      <style:paragraph-properties fo:margin-left="1in" fo:margin-right="0in" fo:text-indent="0in" style:auto-text-indent="false"/>
    </style:style>
    <style:style style:name="P78" style:family="paragraph" style:parent-style-name="Text_20_body">
      <style:paragraph-properties fo:margin-left="0.5in" fo:margin-right="0in" fo:text-indent="0.25in" style:auto-text-indent="false"/>
      <style:text-properties fo:font-style="italic" style:font-style-asian="italic"/>
    </style:style>
    <style:style style:name="P79" style:family="paragraph" style:parent-style-name="List_20_Number" style:list-style-name="L3">
      <style:paragraph-properties fo:margin-left="1in" fo:margin-right="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list-style-name="L3">
      <style:paragraph-properties fo:margin-left="1in" fo:margin-right="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 style:list-style-name="WW8Num24">
      <style:paragraph-properties fo:margin-left="-0.5in" fo:margin-right="0in" fo:text-indent="-0.25in" style:auto-text-indent="false"/>
    </style:style>
    <style:style style:name="P88" style:family="paragraph" style:parent-style-name="List" style:list-style-name="WW8Num24">
      <style:paragraph-properties fo:margin-left="-0.5in" fo:margin-right="0in" fo:text-indent="-0.25in" style:auto-text-indent="false"/>
    </style:style>
    <style:style style:name="P89" style:family="paragraph" style:parent-style-name="List" style:list-style-name="WW8Num24">
      <style:paragraph-properties fo:margin-left="-0.5in" fo:margin-right="0in" fo:text-indent="-0.25in" style:auto-text-indent="false"/>
    </style:style>
    <style:style style:name="P90" style:family="paragraph" style:parent-style-name="List" style:list-style-name="WW8Num24">
      <style:paragraph-properties fo:margin-left="-0.5in" fo:margin-right="0in" fo:text-indent="-0.25in" style:auto-text-indent="false"/>
    </style:style>
    <style:style style:name="P91" style:family="paragraph" style:parent-style-name="List" style:list-style-name="WW8Num24">
      <style:paragraph-properties fo:margin-left="-0.5in" fo:margin-right="0in" fo:text-indent="-0.25in" style:auto-text-indent="false"/>
    </style:style>
    <style:style style:name="P9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style:text-line-through-style="solid" fo:font-size="11pt" style:font-size-asian="11pt" style:font-size-complex="11pt"/>
    </style:style>
    <style:style style:name="T2" style:family="text">
      <style:text-properties style:text-line-through-style="solid" fo:font-size="11pt" fo:font-style="italic" style:font-size-asian="11pt" style:font-style-asian="italic" style:font-size-complex="11pt" style:font-style-complex="italic"/>
    </style:style>
    <style:style style:name="T3" style:family="text">
      <style:text-properties fo:font-weight="bold" style:font-weight-asian="bold"/>
    </style:style>
    <style:style style:name="T4" style:family="text">
      <style:text-properties fo:font-size="11pt" style:font-size-asian="11pt" style:font-size-complex="11pt"/>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Times New Roman1" fo:font-size="12pt"/>
    </style:style>
    <style:style style:name="T13" style:family="text">
      <style:text-properties style:font-name="Times New Roman1" fo:font-size="12pt" fo:font-style="italic"/>
    </style:style>
    <style:style style:name="T14" style:family="text">
      <style:text-properties fo:font-size="12pt"/>
    </style:style>
    <style:style style:name="T15" style:family="text">
      <style:text-properties fo:font-size="12pt" fo:font-weight="bold"/>
    </style:style>
    <style:style style:name="T16" style:family="text">
      <style:text-properties fo:font-size="12pt" fo:font-style="italic"/>
    </style:style>
    <style:style style:name="T17" style:family="text">
      <style:text-properties style:text-position="33% 80%"/>
    </style:style>
    <style:style style:name="T18" style:family="text">
      <style:text-properties fo:font-size="11pt" style:font-size-asian="11pt" style:font-size-complex="11pt"/>
    </style:style>
    <style:style style:name="T19" style:family="text">
      <style:text-properties fo:font-size="11pt" fo:font-style="italic" style:font-size-asian="11pt" style:font-style-asian="italic" style:font-size-complex="11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style:text-underline-style="solid" style:text-underline-width="auto" style:text-underline-color="font-color"/>
    </style:style>
    <style:style style:name="T22" style:family="text">
      <style:text-properties style:text-line-through-style="solid" fo:font-size="11pt" style:font-size-asian="11pt" style:font-size-complex="11pt"/>
    </style:style>
    <style:style style:name="T23" style:family="text">
      <style:text-properties style:text-line-through-style="solid" fo:font-size="11pt" fo:font-style="italic" style:font-size-asian="11pt" style:font-style-asian="italic" style:font-size-complex="11pt" style:font-style-complex="italic"/>
    </style:style>
    <style:style style:name="T24" style:family="text">
      <style:text-properties fo:font-style="normal" style:font-style-asian="normal" style:font-style-complex="normal"/>
    </style:style>
    <style:style style:name="T25" style:family="text">
      <style:text-properties style:font-style-asian="italic"/>
    </style:style>
    <style:style style:name="T26"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33553848">
          <text:insertion>
            <office:change-info>
              <dc:creator>unknown</dc:creator>
              <dc:date>2008-04-23T08:26:00</dc:date>
            </office:change-info>
          </text:insertion>
        </text:changed-region>
        <text:changed-region text:id="ct133555616">
          <text:insertion>
            <office:change-info>
              <dc:creator>unknown</dc:creator>
              <dc:date>2008-04-23T08:38:00</dc:date>
            </office:change-info>
          </text:insertion>
        </text:changed-region>
        <text:changed-region text:id="ct133555928">
          <text:insertion>
            <office:change-info>
              <dc:creator>unknown</dc:creator>
              <dc:date>2008-04-23T08:39:00</dc:date>
            </office:change-info>
          </text:insertion>
        </text:changed-region>
        <text:changed-region text:id="ct34542232">
          <text:insertion>
            <office:change-info>
              <dc:creator>unknown</dc:creator>
              <dc:date>2008-04-23T08:41:00</dc:date>
            </office:change-info>
          </text:insertion>
        </text:changed-region>
        <text:changed-region text:id="ct133554576">
          <text:insertion>
            <office:change-info>
              <dc:creator>unknown</dc:creator>
              <dc:date>2008-04-23T08:45:00</dc:date>
            </office:change-info>
          </text:insertion>
        </text:changed-region>
        <text:changed-region text:id="ct134661760">
          <text:deletion>
            <office:change-info>
              <dc:creator>unknown</dc:creator>
              <dc:date>2008-04-23T08:46:00</dc:date>
            </office:change-info>
            <text:p text:style-name="P1"><text:span text:style-name="_20_Char"><text:span text:style-name="T1">m</text:span></text:span><text:span text:style-name="_20_Char"><text:span text:style-name="T2">kdsklsnodes -s</text:span></text:span></text:p>
          </text:deletion>
        </text:changed-region>
        <text:changed-region text:id="ct241734896">
          <text:insertion>
            <office:change-info>
              <dc:creator>unknown</dc:creator>
              <dc:date>2008-04-09T14:50:00</dc:date>
            </office:change-info>
          </text:insertion>
        </text:changed-region>
        <text:changed-region text:id="ct124714888">
          <text:insertion>
            <office:change-info>
              <dc:creator>unknown</dc:creator>
              <dc:date>2008-04-09T14:49:00</dc:date>
            </office:change-info>
          </text:insertion>
        </text:changed-region>
        <text:changed-region text:id="ct124714992">
          <text:insertion>
            <office:change-info>
              <dc:creator>unknown</dc:creator>
              <dc:date>2008-04-09T14:50:00</dc:date>
            </office:change-info>
          </text:insertion>
        </text:changed-region>
        <text:changed-region text:id="ct34542776">
          <text:insertion>
            <office:change-info>
              <dc:creator>unknown</dc:creator>
              <dc:date>2008-04-23T08:48:00</dc:date>
            </office:change-info>
          </text:insertion>
        </text:changed-region>
        <text:changed-region text:id="ct34542504">
          <text:insertion>
            <office:change-info>
              <dc:creator>unknown</dc:creator>
              <dc:date>2008-04-23T08:47:00</dc:date>
            </office:change-info>
          </text:insertion>
        </text:changed-region>
        <text:changed-region text:id="ct130840936">
          <text:insertion>
            <office:change-info>
              <dc:creator>unknown</dc:creator>
              <dc:date>2008-04-23T09:28:00</dc:date>
            </office:change-info>
          </text:insertion>
        </text:changed-region>
        <text:changed-region text:id="ct133047880">
          <text:insertion>
            <office:change-info>
              <dc:creator>unknown</dc:creator>
              <dc:date>2008-04-23T09:29:00</dc:date>
            </office:change-info>
          </text:insertion>
        </text:changed-region>
        <text:changed-region text:id="ct130841144">
          <text:insertion>
            <office:change-info>
              <dc:creator>unknown</dc:creator>
              <dc:date>2008-04-23T09:30:00</dc:date>
            </office:change-info>
          </text:insertion>
        </text:changed-region>
        <text:changed-region text:id="ct130186160">
          <text:insertion>
            <office:change-info>
              <dc:creator>unknown</dc:creator>
              <dc:date>2008-04-23T09:37:00</dc:date>
            </office:change-info>
          </text:insertion>
        </text:changed-region>
        <text:changed-region text:id="ct133882712">
          <text:deletion>
            <office:change-info>
              <dc:creator>unknown</dc:creator>
              <dc:date>2008-04-23T09:37:00</dc:date>
            </office:change-info>
            <text:p text:style-name="P2">. <text:s text:c="2"/>T</text:p>
          </text:deletion>
        </text:changed-region>
        <text:changed-region text:id="ct241735032">
          <text:deletion>
            <office:change-info>
              <dc:creator>unknown</dc:creator>
              <dc:date>2008-04-23T09:33:00</dc:date>
            </office:change-info>
            <text:p text:style-name="P2"><text:span text:style-name="T3">ole</text:span></text:p>
          </text:deletion>
        </text:changed-region>
        <text:changed-region text:id="ct133883112">
          <text:insertion>
            <office:change-info>
              <dc:creator>unknown</dc:creator>
              <dc:date>2008-04-23T09:37:00</dc:date>
            </office:change-info>
          </text:insertion>
        </text:changed-region>
        <text:changed-region text:id="ct133883712">
          <text:deletion>
            <office:change-info>
              <dc:creator>unknown</dc:creator>
              <dc:date>2008-04-23T09:48:00</dc:date>
            </office:change-info>
            <text:list text:style-name="WW8Num33">
              <text:list-item>
                <text:p text:style-name="P3">will be available soon. <text:s/>In the meantime you can open a console using the following procedure.</text:p>
                <text:list>
                  <text:list-item>
                    <text:p text:style-name="P3">Export your DISPLAY. <text:s/>For example.</text:p>
                  </text:list-item>
                </text:list>
              </text:list-item>
            </text:list>
            <text:p text:style-name="P4"><text:tab/><text:span text:style-name="T4">export DISPLAY=8.56.120.154:0</text:span></text:p>
            <text:list text:style-name="WW8Num33" text:continue-numbering="true">
              <text:list-item>
                <text:list text:continue-numbering="true">
                  <text:list-item>
                    <text:p text:style-name="P3">Run the <text:span text:style-name="T3">xterm</text:span> command. For example.</text:p>
                  </text:list-item>
                </text:list>
              </text:list-item>
            </text:list>
            <text:p text:style-name="P5">xterm -sb -sl 256 -geometry 80x25+0+0 -fg white -bg black -cr white -e ksh <text:tab/>-c "/opt/xcat/share/xcat/cons/hmc node01" &amp;</text:p>
            <text:p text:style-name="P6">If you have an IVM LPAR, you would run "/opt/xcat/share/xcat/cons/ivm". <text:s/></text:p>
            <text:list text:style-name="WW8Num33">
              <text:list-item>
                <text:p text:style-name="P7">To exit the console session type “~.” in the console window.</text:p>
              </text:list-item>
            </text:list>
          </text:deletion>
        </text:changed-region>
        <text:changed-region text:id="ct133188584">
          <text:insertion>
            <office:change-info>
              <dc:creator>unknown</dc:creator>
              <dc:date>2008-04-23T09:34:00</dc:date>
            </office:change-info>
          </text:insertion>
        </text:changed-region>
        <text:changed-region text:id="ct133187176">
          <text:insertion>
            <office:change-info>
              <dc:creator>unknown</dc:creator>
              <dc:date>2008-04-23T09:35:00</dc:date>
            </office:change-info>
          </text:insertion>
        </text:changed-region>
        <text:changed-region text:id="ct133882912">
          <text:insertion>
            <office:change-info>
              <dc:creator>unknown</dc:creator>
              <dc:date>2008-04-23T09:36:00</dc:date>
            </office:change-info>
          </text:insertion>
        </text:changed-region>
        <text:changed-region text:id="ct130185680">
          <text:insertion>
            <office:change-info>
              <dc:creator>unknown</dc:creator>
              <dc:date>2008-04-23T09:51:00</dc:date>
            </office:change-info>
          </text:insertion>
        </text:changed-region>
        <text:changed-region text:id="ct130185800">
          <text:insertion>
            <office:change-info>
              <dc:creator>unknown</dc:creator>
              <dc:date>2008-04-23T09:52:00</dc:date>
            </office:change-info>
          </text:insertion>
        </text:changed-region>
        <text:changed-region text:id="ct130185920">
          <text:insertion>
            <office:change-info>
              <dc:creator>unknown</dc:creator>
              <dc:date>2008-04-23T09:54:00</dc:date>
            </office:change-info>
          </text:insertion>
        </text:changed-region>
        <text:changed-region text:id="ct133186528">
          <text:insertion>
            <office:change-info>
              <dc:creator>unknown</dc:creator>
              <dc:date>2008-04-23T09:55:00</dc:date>
            </office:change-info>
          </text:insertion>
        </text:changed-region>
        <text:changed-region text:id="ct133920232">
          <text:insertion>
            <office:change-info>
              <dc:creator>unknown</dc:creator>
              <dc:date>2008-04-23T10:06:00</dc:date>
            </office:change-info>
          </text:insertion>
        </text:changed-region>
        <text:changed-region text:id="ct133886312">
          <text:insertion>
            <office:change-info>
              <dc:creator>unknown</dc:creator>
              <dc:date>2008-04-23T10:07:00</dc:date>
            </office:change-info>
          </text:insertion>
        </text:changed-region>
        <text:changed-region text:id="ct135470120">
          <text:insertion>
            <office:change-info>
              <dc:creator>unknown</dc:creator>
              <dc:date>2008-04-23T10: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xCAT 2.0 on AIX</text:p>
      <text:p text:style-name="P12">How-To: Deploy diskless AIX nodes </text:p>
      <text:p text:style-name="P11"><text:s text:c="2"/>Version: 1.0</text:p>
      <text:p text:style-name="P32">Date: 3/19/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4"><text:a xlink:type="simple" xlink:href="#1.Deploying AIX diskless nodes using xCAT|outline">1.0 Deploying AIX diskless nodes using xCAT<text:tab/>1</text:a></text:p>
          <text:p text:style-name="P33"><text:a xlink:type="simple" xlink:href="#1.1.Assumptions|outline">1.1 Assumptions<text:tab/>1</text:a></text:p>
          <text:p text:style-name="P33"><text:a xlink:type="simple" xlink:href="#1.2.Configure NIM and create a diskless image|outline">1.2 Configure NIM and create a diskless image<text:tab/>2</text:a></text:p>
          <text:p text:style-name="P33"><text:a xlink:type="simple" xlink:href="#1.3.Update the diskless image|outline">1.3 Update the diskless image<text:tab/>3</text:a></text:p>
          <text:p text:style-name="P33"><text:a xlink:type="simple" xlink:href="#1.4.Define xCAT networks|outline">1.4 Define xCAT networks<text:tab/>3</text:a></text:p>
          <text:p text:style-name="P33"><text:a xlink:type="simple" xlink:href="#1.5.Define the HMC as an xCAT node|outline">1.5 Define the HMC as an xCAT node<text:tab/>4</text:a></text:p>
          <text:p text:style-name="P33"><text:a xlink:type="simple" xlink:href="#1.6.Discover the LPARs managed by the HMC|outline">1.6 Discover the LPARs managed by the HMC<text:tab/>4</text:a></text:p>
          <text:p text:style-name="P33"><text:a xlink:type="simple" xlink:href="#1.7.Define xCAT cluster nodes|outline">1.7 Define xCAT cluster nodes<text:tab/>4</text:a></text:p>
          <text:p text:style-name="P33"><text:a xlink:type="simple" xlink:href="#1.8.Define xCAT groups (optional)|outline">1.8 Define xCAT groups (optional)<text:tab/>5</text:a></text:p>
          <text:p text:style-name="P33"><text:a xlink:type="simple" xlink:href="#1.9.Create NIM diskless node definitions|outline">1.9 Create NIM diskless node definitions<text:tab/>5</text:a></text:p>
          <text:p text:style-name="P33"><text:a xlink:type="simple" xlink:href="#1.10.Initiate a network boot|outline">1.10 Initiate a network boot<text:tab/>6</text:a></text:p>
          <text:p text:style-name="P33"><text:a xlink:type="simple" xlink:href="#1.11.Verify the deployment|outline">1.11 Verify the deployment<text:tab/>6</text:a></text:p>
          <text:p text:style-name="P34"><text:a xlink:type="simple" xlink:href="#2.Notes|outline">2.0 Notes<text:tab/>7</text:a></text:p>
          <text:p text:style-name="P33"><text:a xlink:type="simple" xlink:href="#2.1.NIM diskless resources|outline">2.1 NIM diskless resources<text:tab/>7</text:a></text:p>
        </text:index-body>
      </text:table-of-content>
      <text:p text:style-name="P8"/>
      <text:h text:style-name="Heading_20_1" text:outline-level="1">Deploying AIX diskless nodes using xCAT</text:h>
      <text:p text:style-name="P15">This is an example of how an AIX diskless node can be deployed using xCAT and AIX/NIM commands. <text:s text:c="2"/></text:p>
      <text:p text:style-name="P16">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41">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16">This “How-To” describes only one basic set of steps that may be used to deploy diskless nodes and is not meant to be comprehensive. </text:p>
      <text:h text:style-name="Heading_20_2" text:outline-level="2">Assumptions</text:h>
      <text:list text:style-name="WW8Num24">
        <text:list-item>
          <text:p text:style-name="P87">An AIX system has been installed to use as an xCAT management node.<text:change-start text:change-id="ct133553848"/></text:p>
        </text:list-item>
        <text:list-item>
          <text:p text:style-name="P87">All relevant base AIX services are configured and running. <text:s/>This includes (but is not limited to)<text:change-end text:change-id="ct133553848"/><text:change-start text:change-id="ct133555616"/> <text:change-end text:change-id="ct133555616"/><text:change-start text:change-id="ct133555928"/>bootp, tftp, NFS, and hostname resolution<text:change-end text:change-id="ct133555928"/><text:change-start text:change-id="ct34542232"/>.<text:change-end text:change-id="ct34542232"/></text:p>
        </text:list-item>
        <text:list-item>
          <text:p text:style-name="P87">xCAT and prerequisite software has been installed on the management node.</text:p>
        </text:list-item>
        <text:list-item>
          <text:p text:style-name="P87">LPARs have already been created using the HMC interfaces. <text:s/></text:p>
        </text:list-item>
        <text:list-item>
          <text:p text:style-name="P87">You have some experience using AIX Network Installation Management (NIM).</text:p>
        </text:list-item>
      </text:list>
      <text:p text:style-name="P21"><text:soft-page-break/></text:p>
      <text:h text:style-name="Heading_20_2" text:outline-level="2">Configure NIM </text:h>
      <text:p text:style-name="Standard"/>
      <text:p text:style-name="Standard">To install the required NIM software and do the NIM configuration you can use the AIX <text:span text:style-name="T7">nim_master_setup</text:span> command. <text:s text:c="2"/>This command can also be used to create some basic NIM resources that can be used to do a standard (“diskfull”) installation of the nodes. <text:s text:c="2"/>However, in our case we won't be needing those resources so we will run the command as follows:</text:p>
      <text:p text:style-name="Standard"/>
      <text:p text:style-name="Standard"><text:tab/> <text:span text:style-name="T10">nim_master_setup -a mk_resource=no</text:span><text:change-start text:change-id="ct133554576"/><text:span text:style-name="T10"> -a filesystem=/install</text:span></text:p>
      <text:p text:style-name="Standard"><text:change-end text:change-id="ct133554576"/></text:p>
      <text:p text:style-name="Standard"><text:span text:style-name="T7">Note</text:span>: If you have already configured the NIM master on your xCAT management node you can skip this step.</text:p>
      <text:p text:style-name="Standard"/>
      <text:h text:style-name="Heading_20_2" text:outline-level="2">Create a diskless image</text:h>
      <text:p text:style-name="P16">In this case we need to create the basic diskless operating system (OS) image that can be used to boot the diskless nodes. <text:s text:c="2"/>Multiple nodes can be booted using the same diskless image. <text:s/></text:p>
      <text:p text:style-name="P16">To do this you can use the xCAT <text:span text:style-name="T7">mkdsklsimage</text:span> command. <text:s/>This command uses the AIX <text:span text:style-name="T7">mkcosi</text:span> command to create the diskless image and also makes some modifications to the image so that other xCAT features, such as <text:span text:style-name="T7">rnetboot</text:span>, will work correctly. <text:s/>See the <text:span text:style-name="T7">man</text:span> page for additional details.</text:p>
      <text:p text:style-name="P16">When you run the command you must provide a source for the installable images. <text:s/>This is typically the AIX product media or the location of a NIM <text:span text:style-name="T10">lpp_source</text:span> resource. <text:s/>You must also provide a name for the image you wish to create. <text:s/></text:p>
      <text:p text:style-name="P16">For example, to create a diskless image called “<text:span text:style-name="T10">61cosi</text:span>” using the AIX product CDs you could issue the following command.</text:p>
      <text:p text:style-name="P16"><text:tab/><text:span text:style-name="T20">mkdsklsimage -s /dev/cd0 61cosi</text:span></text:p>
      <text:p text:style-name="P17">(Note that this operation could take a while to complete!)</text:p>
      <text:p text:style-name="P16">Creating an AIX diskless image is actually equivalent to creating a NIM <text:span text:style-name="T10">spot</text:span> (Shared Product Object Tree) resource. <text:s/>A <text:span text:style-name="Strong_20_Emphasis"><text:span text:style-name="T11">spot</text:span></text:span> provides a <text:span text:style-name="Strong_20_Emphasis">/usr</text:span> file system for diskless nodes, as well as the network boot support. The <text:span text:style-name="T10">spot</text:span> resource is also referred to as a Common Operating System Image (COSI).</text:p>
      <text:p text:style-name="P16">The <text:span text:style-name="T7">mkdsklsimage </text:span>command will create a NIM SPOT resource named <text:span text:style-name="T8">61cosi</text:span> that will be contained in a subdirectory of <text:span text:style-name="T8">/install</text:span>. <text:s/>(This is the default location when using xCAT.)</text:p>
      <text:p text:style-name="P19">To get details for the resource definition use the AIX <text:span text:style-name="T7">lsnim</text:span> command. For example, if the name of your SPOT resource is "<text:span text:style-name="T10">61cosi</text:span>" then you could get the details by running: <text:s text:c="2"/></text:p>
      <text:p text:style-name="P19"><text:tab/><text:span text:style-name="T20">lsnim -l 61cosi</text:span></text:p>
      <text:p text:style-name="P19"><text:soft-page-break/>To see the actual contents of a resource use "<text:span text:style-name="T10">nim -o showres &lt;resource name&gt;</text:span>". <text:s/>For example, to get a list of the software installed in your SPOT you could run:</text:p>
      <text:p text:style-name="P19"><text:s text:c="8"/><text:tab/><text:span text:style-name="T20">nim -o showres <text:s/>61cosi</text:span></text:p>
      <text:p text:style-name="P19">AIX provides commands that may be used to manage the SPOT (or COSI) resource. <text:s/>Refer to the AIX man pages for further details.</text:p>
      <text:list text:style-name="L1">
        <text:list-item>
          <text:p text:style-name="P45"><text:span text:style-name="T5">mkcosi <text:s text:c="3"/></text:span>Create a COSI (SPOT) for a thin server (diskless or <text:tab/><text:tab/>dataless client) to mount and use.</text:p>
        </text:list-item>
        <text:list-item>
          <text:p text:style-name="P45"><text:span text:style-name="T7">chcosi </text:span><text:s text:c="3"/>Manages a Common Operating System Image <text:tab/><text:tab/><text:tab/>(COSI).</text:p>
        </text:list-item>
        <text:list-item>
          <text:p text:style-name="P45"><text:span text:style-name="T5">cpcosi <text:s text:c="4"/></text:span>Create a copy of a COSI (SPOT).</text:p>
        </text:list-item>
        <text:list-item>
          <text:p text:style-name="P45"><text:span text:style-name="T5">lscosi <text:s text:c="6"/></text:span>List the properties of a COSI (SPOT).</text:p>
        </text:list-item>
        <text:list-item>
          <text:p text:style-name="P45"><text:span text:style-name="T5">rmcosi <text:s text:c="2"/></text:span>Remove a COSI (SPOT) from the NIM environment.</text:p>
        </text:list-item>
      </text:list>
      <text:p text:style-name="P31"/>
      <text:h text:style-name="Heading_20_2" text:outline-level="2">Update the diskless image</text:h>
      <text:list text:style-name="WW8Num18" text:continue-numbering="true">
        <text:list-item>
          <text:list text:continue-numbering="true">
            <text:list-header>
              <text:p text:style-name="P41">The SPOT (or COSI) created in the previous step should be considered the basic minimal diskless image. <text:s/>It does not contain all the software that would normally be installed as part of AIX if you were installing a standalone (“diskfull”) system. You may want to install additional software into the SPOT before it is used to boot the nodes.</text:p>
            </text:list-header>
          </text:list>
        </text:list-item>
      </text:list>
      <text:p text:style-name="Text_20_body">Any other software that you want on your nodes must be installed into the SPOT. You can use the AIX <text:span text:style-name="T7">chcosi </text:span>command to install, update, commit, reject, or remove software in a SPOT resource.</text:p>
      <text:p text:style-name="P16">For example, to install and commit the optional OpenSSH packages from the AIX Expansion Pack you could issue the following command.</text:p>
      <text:p text:style-name="P27">chcosi –i –c –s /dev/cd0 –f <text:s/>openssh.base <text:s/>openssh.license openssh.man.en_US <text:s/>openssh.msg.en_US <text:s/>openssh.msg.EN_US <text:s/>61cosi</text:p>
      <text:p text:style-name="P16">Any additional software that is needed can be installed in a similar manner.</text:p>
      <text:p text:style-name="P6"><text:span text:style-name="T7">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16">You can also <text:span text:style-name="T21">manually update files</text:span> in the SPOT. <text:s/>The root file system for the diskless node will be created by copying the “<text:span text:style-name="T10">inst_root”</text:span> directory contained in the SPOT. <text:s/>In the SPOT we created for this example the “<text:span text:style-name="T10">inst_root</text:span>” directory would be:</text:p>
      <text:p text:style-name="P16"><text:tab/><text:span text:style-name="T20">/install/61cosi/usr/lpp/bos/inst_root/</text:span></text:p>
      <text:p text:style-name="P16">For example, if you need to update the <text:span text:style-name="T10">/etc/inittab</text:span> file that will be used on the diskless nodes you could edit:</text:p>
      <text:p text:style-name="P18"><text:tab/>/install/61cosi/usr/lpp/bos/inst_root/etc/inittab</text:p>
      <text:p text:style-name="P17">All the diskless nodes that are booted using this SPOT will get a copy of <text:span text:style-name="T10">inst_root</text:span> as the initial root directory.</text:p>
      <text:h text:style-name="Heading_20_2" text:outline-level="2"><text:soft-page-break/>Define xCAT networks</text:h>
      <text:p text:style-name="P16">Create a network definition for each network that contains cluster nodes. <text:s/>You will need a name for the network and values for the following attributes.</text:p>
      <text:p text:style-name="P10"><text:tab/><text:span text:style-name="T7">net</text:span> <text:s text:c="11"/>The network address.</text:p>
      <text:p text:style-name="P10"><text:tab/><text:span text:style-name="T7">mask</text:span> <text:s text:c="7"/>The network mask.</text:p>
      <text:p text:style-name="P10"><text:tab/><text:span text:style-name="T7">gateway</text:span> <text:s text:c="3"/>The network gateway.</text:p>
      <text:p text:style-name="P22"/>
      <text:p text:style-name="P10">In our example we will assume that all the cluster node management interfaces and the xCAT management node interface are on the same network. You can use the xCAT <text:span text:style-name="T7">mkdef</text:span> command to define the network. </text:p>
      <text:p text:style-name="P10"/>
      <text:p text:style-name="P10">For example:</text:p>
      <text:p text:style-name="P10"/>
      <text:p text:style-name="P10"><text:tab/><text:span text:style-name="T20">mkdef -t network -o net1 net=9.114.113.224 mask=255.255.255.224 <text:tab/><text:tab/><text:tab/><text:tab/>gateway=9.114.113.254</text:span></text:p>
      <text:p text:style-name="P24"/>
      <text:list text:style-name="WW8Num18" text:continue-numbering="true">
        <text:list-item>
          <text:list text:continue-numbering="true">
            <text:list-header>
              <text:p text:style-name="P44"><text:span text:style-name="T7">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9">hmc01</text:span>”. <text:s text:c="3"/>The <text:span text:style-name="T9">groups, nodetype, mgt, username</text:span>, and <text:span text:style-name="T9">password</text:span> attributes must be set.</text:p>
      <text:p text:style-name="P30">mkdef –t node –o hmc01 groups=”all” <text:s/>nodetype=hmc <text:s/>mgt=hmc <text:s/><text:tab/>username=hscroot <text:s/>password=abc123</text:p>
      <text:h text:style-name="Heading_20_2" text:outline-level="2">Discover the LPARs managed by the HMC</text:h>
      <text:p text:style-name="P20">This step assumes that the LPARs were already created using the standard HMC interfaces. </text:p>
      <text:p text:style-name="P20">Use the xCAT <text:span text:style-name="T3">rscan</text:span> command to gather the LPAR information. <text:s/>In this example we will use the “-z” option to create a stanza file that contains the information gathered by <text:span text:style-name="T3">rscan</text:span> as well as some default values that could be used for the node definitions.</text:p>
      <text:p text:style-name="P20">To write the stanza format output of <text:span text:style-name="T3">rscan</text:span> to a file called “<text:span text:style-name="T9">mystanzafile”</text:span> run the following command.</text:p>
      <text:p text:style-name="P20"><text:tab/><text:span text:style-name="T19">rscan –z hmc01 &gt; mystanzafile</text:span></text:p>
      <text:p text:style-name="P20"><text:soft-page-break/>This file can then be checked and modified as needed. <text:s/>For example you may need to add a different name for the node definition or add additional attributes and values etc. <text:s/></text:p>
      <text:p text:style-name="P20"><text:span text:style-name="T3">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36">The information gathered by the <text:span text:style-name="T3">rscan </text:span>command can be used to create xCAT node definitions.</text:p>
          <text:p text:style-name="P36"/>
          <text:p text:style-name="P36">Since we have put all the node information in a stanza file we can now pass the contents of the file to the <text:span text:style-name="T3">mkdef</text:span> command to add the definitions to the database.</text:p>
          <text:p text:style-name="P36"/>
          <text:p text:style-name="P36"><text:tab/><text:span text:style-name="T19">cat mystanzafile | mkdef –z</text:span></text:p>
        </text:list-header>
      </text:list>
      <text:p text:style-name="P15">You can use the xCAT <text:span text:style-name="T7">lsdef</text:span> command to check the definitions (ex. “<text:span text:style-name="T9">lsdef –l node01</text:span>”). <text:s text:c="2"/>After the node has been defined you can use the <text:span text:style-name="T3">chdef</text:span> command to make any additional updates to the definitions, if needed.</text:p>
      <text:h text:style-name="P13" text:outline-level="2">Define xCAT groups (optional)</text:h>
      <text:list text:style-name="WW8Num2" text:continue-numbering="true">
        <text:list-header>
          <text:p text:style-name="P9"/>
          <text:p text:style-name="P36">You can see in the stanza file sample above that we have set the node “groups” attribute to “all”. <text:s text:c="2"/>This means that you have also created a group definition named “all” that now contains the nodes we just defined.</text:p>
          <text:p text:style-name="P36"/>
          <text:p text:style-name="P36">You may also want to create additional groups. <text:s text:c="2"/>There are several ways to do this. <text:s text:c="2"/>One option would be to modify the node definitions to add another group name to the “groups” attribute value. <text:s text:c="2"/>You could do this using the <text:span text:style-name="T3">chdef</text:span> command. <text:s/>For example:</text:p>
          <text:p text:style-name="P36"/>
        </text:list-header>
      </text:list>
      <text:p text:style-name="P16"><text:tab/><text:span text:style-name="T19">chdef –t node –o node01,node02,node03 groups=all,aixnodes </text:span></text:p>
      <text:list text:style-name="WW8Num2" text:continue-numbering="true">
        <text:list-header>
          <text:p text:style-name="P36"/>
          <text:p text:style-name="P36">Another option would be to create a new group definition directly using the <text:span text:style-name="T3">mkdef</text:span> command as follows.</text:p>
          <text:p text:style-name="P36"/>
        </text:list-header>
      </text:list>
      <text:p text:style-name="P16"><text:tab/><text:span text:style-name="T19">mkdef –t group –o aixnodes members=”node01,node02,node03”</text:span></text:p>
      <text:h text:style-name="Heading_20_2" text:outline-level="2"><text:span text:style-name="_20_Char"><text:s/>Create NIM diskless node definitions</text:span></text:h>
      <text:p text:style-name="Standard"><text:span text:style-name="_20_Char"/></text:p>
      <text:p text:style-name="P1"><text:span text:style-name="_20_Char">You can set up NIM to support a diskless boot of nodes by using the xCAT </text:span><text:span text:style-name="_20_Char"><text:span text:style-name="T7">mkdsklsnode</text:span></text:span><text:span text:style-name="_20_Char"> command. <text:s/>This command uses information from the xCAT database and default values to run the appropriate NIM commands.</text:span></text:p>
      <text:p text:style-name="P29"><text:span text:style-name="_20_Char"/></text:p>
      <text:p text:style-name="P1"><text:soft-page-break/><text:span text:style-name="_20_Char">For example, to set up all the nodes in the group “</text:span><text:span text:style-name="_20_Char"><text:span text:style-name="T10">aixnodes</text:span></text:span><text:span text:style-name="_20_Char">” to boot using the COSI “</text:span><text:span text:style-name="_20_Char"><text:span text:style-name="T10">61cosi</text:span></text:span><text:span text:style-name="_20_Char">” you could issue the following command.</text:span></text:p>
      <text:p text:style-name="P1"><text:span text:style-name="_20_Char"/></text:p>
      <text:p text:style-name="P1"><text:span text:style-name="_20_Char"><text:tab/></text:span><text:change text:change-id="ct134661760"/><text:span text:style-name="_20_Char"><text:span text:style-name="T20"> </text:span></text:span><text:change-start text:change-id="ct241734896"/><text:span text:style-name="_20_Char"><text:span text:style-name="T20">m</text:span></text:span><text:change-end text:change-id="ct241734896"/><text:change-start text:change-id="ct124714888"/><text:span text:style-name="_20_Char"><text:span text:style-name="T20">kdsklsnode -</text:span></text:span><text:change-end text:change-id="ct124714888"/><text:change-start text:change-id="ct124714992"/><text:span text:style-name="_20_Char"><text:span text:style-name="T20">c </text:span></text:span><text:change-end text:change-id="ct124714992"/><text:span text:style-name="_20_Char"><text:span text:style-name="T20">61cosi aixnodes</text:span></text:span></text:p>
      <text:p text:style-name="P1"><text:span text:style-name="_20_Char"><text:span text:style-name="T10"/></text:span></text:p>
      <text:list text:style-name="WW8Num18" text:continue-numbering="true">
        <text:list-item>
          <text:list text:continue-numbering="true">
            <text:list-header>
              <text:p text:style-name="P43">To verify that you have allocated all the NIM resources that you need you can run the “<text:span text:style-name="T3">lsnim –l</text:span>” or the “<text:span text:style-name="T7">lsts</text:span>” command. <text:s/>For example, to check node “<text:span text:style-name="T10">node01</text:span>” you could run the following command.</text:p>
            </text:list-header>
          </text:list>
        </text:list-item>
      </text:list>
      <text:p text:style-name="P28">lsnim -l node01</text:p>
      <text:p text:style-name="P28">or</text:p>
      <text:p text:style-name="P28">lsts node01</text:p>
      <text:p text:style-name="P17">AIX provides several commands that can be used to manage diskless (also called thin server) nodes. <text:s/>See the AIX man pages for further details.</text:p>
      <text:p text:style-name="P23"><text:span text:style-name="T5">mkts <text:s text:c="2"/></text:span>Create a thin server and all necessary resources.</text:p>
      <text:p text:style-name="P23"><text:span text:style-name="T5">lsts <text:s text:c="4"/></text:span>List the status and software content of a thin server.</text:p>
      <text:p text:style-name="P23"><text:span text:style-name="T5">swts <text:s text:c="2"/></text:span>Switch a thin server to a different COSI. </text:p>
      <text:p text:style-name="P23"><text:span text:style-name="T5">dbts <text:s text:c="3"/></text:span>Perform a debug boot on a thin server.</text:p>
      <text:p text:style-name="P23"><text:span text:style-name="T5">rmts <text:s text:c="2"/></text:span><text:s/>Remove a thin server from the NIM environment.</text:p>
      <text:p text:style-name="P50"><text:change-start text:change-id="ct34542776"/><text:span text:style-name="T24"/></text:p>
      <text:p text:style-name="P50"><text:change-end text:change-id="ct34542776"/><text:change-start text:change-id="ct34542504"/><text:span text:style-name="T24">In preparation for the network boot, NIM configures bootp. <text:s/>You can verify that the <text:s/>/etc/bootptab file has an entry for each node. <text:s/>Also, it is recommended that you stop and restart the inetd service to ensure the new bootp configuration is loaded:</text:span></text:p>
      <text:p text:style-name="P60"><text:span text:style-name="T24"><text:s/></text:span>stopsrc -s inetd</text:p>
      <text:p text:style-name="P60">startsrc -s inetd<text:line-break/><text:change-end text:change-id="ct34542504"/></text:p>
      <text:h text:style-name="Heading_20_2" text:outline-level="2">Initiate a network boot</text:h>
      <text:p text:style-name="P15">Initiate a remote network boot request using the xCAT <text:span text:style-name="T7">rnetboot</text:span> command. <text:s/>For example, to initiate a network boot of all nodes in the group “<text:span text:style-name="T10">aixnodes</text:span>” you could issue the following command.</text:p>
      <text:p text:style-name="P39">rnetboot <text:s/>aixnodes<text:change-start text:change-id="ct130840936"/></text:p>
      <text:p text:style-name="P38">If you receive timeout errors from the <text:span text:style-name="T7">rnetboot</text:span> command, you may need to increase the default 60-second ti<text:change-end text:change-id="ct130840936"/><text:change-start text:change-id="ct133047880"/>meout to a larger value by setting ppctimeout in the site table:</text:p>
      <text:p text:style-name="P40"><text:change-end text:change-id="ct133047880"/><text:change-start text:change-id="ct130841144"/>chdef -t site -o clustersite ppctimeout=180<text:change-end text:change-id="ct130841144"/></text:p>
      <text:h text:style-name="Heading_20_2" text:outline-level="2">Verify the deployment</text:h>
      <text:list text:style-name="WW8Num33">
        <text:list-item>
          <text:p text:style-name="P3">As soon as the <text:span text:style-name="T3">rnetboot</text:span> command returns you can open a remote console to monitor the boot progress<text:change-start text:change-id="ct130186160"/> using t<text:change-end text:change-id="ct130186160"/><text:change text:change-id="ct133882712"/>he xCAT <text:span text:style-name="T3">rcons</text:span><text:change text:change-id="ct241735032"/> command<text:change-start text:change-id="ct133883112"/>. <text:s/>This command requires<text:soft-page-break/> that you have conserver installed and configured. <text:s/>To configure conserver, run:</text:p>
        </text:list-item>
      </text:list>
      <text:p text:style-name="P69">makeconservercf</text:p>
      <text:p text:style-name="P6">Kill the conserver daemon if it is running, and restart it:</text:p>
      <text:p text:style-name="P69">conserver &amp;</text:p>
      <text:p text:style-name="P6">(You may need to add /opt/freeware/bin and /opt/freeware/sbin to your PATH first).</text:p>
      <text:p text:style-name="P6"/>
      <text:p text:style-name="P6">To start a console:</text:p>
      <text:p text:style-name="P69">rcons node01</text:p>
      <text:list text:style-name="WW8Num33">
        <text:list-item>
          <text:p text:style-name="P3"><text:change-end text:change-id="ct133883112"/><text:s/><text:change text:change-id="ct133883712"/></text:p>
        </text:list-item>
      </text:list>
      <text:list text:style-name="WW8Num33">
        <text:list-item text:start-value="1">
          <text:p text:style-name="P3">You can use the AIX <text:span text:style-name="kwd"><text:span text:style-name="T3">lsnim</text:span></text:span> command to see the state of the NIM installation for a particular node, by running the following command on the NIM master: </text:p>
        </text:list-item>
      </text:list>
      <text:p text:style-name="P68"><text:span text:style-name="T19">lsnim -l &lt;</text:span><text:span text:style-name="var"><text:span text:style-name="T19">clientname&gt;</text:span></text:span></text:p>
      <text:list text:style-name="WW8Num33">
        <text:list-item>
          <text:p text:style-name="P3"><text:change-start text:change-id="ct133188584"/>Retry<text:change-end text:change-id="ct133188584"/><text:change-start text:change-id="ct133187176"/> and t<text:change-end text:change-id="ct133187176"/><text:change-start text:change-id="ct133882912"/>roubleshooting tips<text:change-end text:change-id="ct133882912"/>: <text:change-start text:change-id="ct130185680"/></text:p>
        </text:list-item>
      </text:list>
      <text:list text:style-name="L2">
        <text:list-item>
          <text:p text:style-name="P61">For p6 lpars, it may be helpful to bring up the HMC web interface in a browser and watch the lpar status and reference codes as the node boots.</text:p>
        </text:list-item>
        <text:list-item>
          <text:p text:style-name="P61">Verify network connections</text:p>
        </text:list-item>
        <text:list-item>
          <text:p text:style-name="P61">If the <text:span text:style-name="T7">rnetboot</text:span> returns “unsuccessful” for a node, verify that bootp and tftp is confi<text:change-end text:change-id="ct130185680"/><text:change-start text:change-id="ct130185800"/>gured and running properly.</text:p>
        </text:list-item>
        <text:list-item>
          <text:p text:style-name="P71">View /etc/bootptab to make sure an entry exists for the node.</text:p>
        </text:list-item>
        <text:list-item>
          <text:p text:style-name="P71"><text:change-end text:change-id="ct130185800"/><text:change-start text:change-id="ct130185920"/>Verify that the information in /tftpboot/&lt;node<text:change-end text:change-id="ct130185920"/><text:change-start text:change-id="ct133186528"/>&gt;.info is correct.</text:p>
        </text:list-item>
        <text:list-item>
          <text:p text:style-name="P71">Stop and restart inetd:</text:p>
        </text:list-item>
      </text:list>
      <text:p text:style-name="P81">stopsrc -s inetd</text:p>
      <text:p text:style-name="P81">startsrc -s inetd</text:p>
      <text:list text:style-name="L3">
        <text:list-item>
          <text:p text:style-name="P79"><text:span text:style-name="T24">Stop and restart tftp:</text:span></text:p>
        </text:list-item>
      </text:list>
      <text:p text:style-name="P81">stopsrc -s tftp</text:p>
      <text:p text:style-name="P81">startsrc -s tftp</text:p>
      <text:list text:style-name="L3">
        <text:list-item>
          <text:p text:style-name="P79"><text:soft-page-break/><text:span text:style-name="T24"/></text:p>
        </text:list-item>
      </text:list>
      <text:list text:style-name="L2">
        <text:list-item>
          <text:p text:style-name="P61">Verify NFS is running properly and mounts can be performed with this NFS server:</text:p>
        </text:list-item>
        <text:list-item>
          <text:p text:style-name="P71"><text:s/>View /etc/exports for correct mount information. <text:s/></text:p>
        </text:list-item>
        <text:list-item>
          <text:p text:style-name="P71">Run the showmount and exportfs commands. </text:p>
        </text:list-item>
        <text:list-item>
          <text:p text:style-name="P71">Stop and restart the NFS and related daemons:</text:p>
        </text:list-item>
      </text:list>
      <text:p text:style-name="P81">stopsrc -g nfs</text:p>
      <text:p text:style-name="P81">startsrc -g nfs</text:p>
      <text:list text:style-name="L2">
        <text:list-item>
          <text:p text:style-name="P71">Attempt to mount a filesystem from another system on the network.</text:p>
        </text:list-item>
        <text:list-item>
          <text:p text:style-name="P61"><text:change-end text:change-id="ct133186528"/><text:change-start text:change-id="ct133920232"/>If the rnetboot operation is successful, but lsnim shows that the node is stuck at one of the <text:change-end text:change-id="ct133920232"/><text:change-start text:change-id="ct133886312"/>netboot phases, you may need to redo your NIM definitions. <text:s/>Try the “short” approach first:</text:p>
        </text:list-item>
      </text:list>
      <text:p text:style-name="P69">nim -F -o reset node01</text:p>
      <text:p text:style-name="P69">nim -o dkls_init node01</text:p>
      <text:p text:style-name="P69">rnetboot -f node01</text:p>
      <text:list text:style-name="L2">
        <text:list-item>
          <text:p text:style-name="P61"><text:change-end text:change-id="ct133886312"/><text:change-start text:change-id="ct135470120"/>If that doesn't work, you may need to delete the entire client definition from NIM and recreate it:</text:p>
        </text:list-item>
      </text:list>
      <text:p text:style-name="P69">nim -F -o reset node01</text:p>
      <text:p text:style-name="P69">nim -o deallocate -a root=root -a paging=paging -a dump=dump -a spot=61cosi node01</text:p>
      <text:p text:style-name="P69">nim -o remove node01</text:p>
      <text:p text:style-name="P69">mkdsklsnode -c 61cosi node01</text:p>
      <text:p text:style-name="P68"><text:span text:style-name="T10">rnetboot -f node01</text:span><text:bookmark-start text:name="_Ref180983260"/><text:bookmark-end text:name="_Ref180983260"/><text:change-end text:change-id="ct135470120"/></text:p>
      <text:h text:style-name="Heading_20_1" text:outline-level="1">Notes</text:h>
      <text:h text:style-name="Heading_20_2" text:outline-level="2">NIM diskless resources</text:h>
      <text:p text:style-name="P10">The following list describes the required and optional resources that are managed by NIM to support diskless and dataless clients.</text:p>
      <text:p text:style-name="P10"/>
      <text:p text:style-name="Text_20_body"><text:span text:style-name="T15">boot</text:span> </text:p>
      <text:p text:style-name="P26">Defined as a network boot image for NIM clients. The <text:span text:style-name="T5">boot</text:span> resource is managed automatically by NIM and is never explicitly allocated or deallocated by users. </text:p>
      <text:p text:style-name="Text_20_body"><text:span text:style-name="T15">SPOT</text:span><text:span text:style-name="T14"> </text:span></text:p>
      <text:p text:style-name="P26">Defined as a directory structure that contains the AIX<text:span text:style-name="T17">®</text:span> run-time files common to all machines. These files are referred to as the <text:span text:style-name="T5">usr</text:span> parts of the <text:soft-page-break/>fileset. The <text:span text:style-name="T5">SPOT</text:span> resource is mounted as the <text:span text:style-name="T5">/usr</text:span> file system on diskless and dataless clients. </text:p>
      <text:p text:style-name="P26">Contains the <text:span text:style-name="T5">root</text:span> parts of filesets. The <text:span text:style-name="T5">root</text:span> part of a fileset is the set of files that may be used to configure the software for a particular machine. These <text:span text:style-name="T5">root</text:span> files are stored in special directories in the <text:span text:style-name="T5">SPOT</text:span>, and they are used to populate the root directories of diskless and dataless clients during initialization.</text:p>
      <text:p text:style-name="P26">The network boot images used to boot clients are constructed from software installed in the <text:span text:style-name="T5">SPOT</text:span>.</text:p>
      <text:p text:style-name="P26">A <text:span text:style-name="T5">SPOT</text:span> resource is required for both diskless and dataless clients.</text:p>
      <text:p text:style-name="P35">root</text:p>
      <text:p text:style-name="P26">Defined as a parent directory for client "<text:span text:style-name="T5">/</text:span>" (<text:span text:style-name="T5">root</text:span>) directories. The client root directory in the <text:span text:style-name="T5">root</text:span> resource is mounted as the "<text:span text:style-name="T5">/</text:span>" (<text:span text:style-name="T5">root</text:span>) file system on the client. </text:p>
      <text:p text:style-name="P26">When the resources for a client are initialized, the client <text:span text:style-name="T5">root</text:span> directory is populated with configuration files. These configuration files are copied from the <text:span text:style-name="T5">SPOT</text:span> resource that has been allocated to the same machine.</text:p>
      <text:p text:style-name="P26">A <text:span text:style-name="T5">root</text:span> resource is required for both diskless and dataless clients.</text:p>
      <text:p text:style-name="P26">This resource is managed automatically by NIM.</text:p>
      <text:p text:style-name="P35">dump</text:p>
      <text:p text:style-name="P6"><text:span text:style-name="T14">Defined as a parent directory for client dump files. The client dump file in the </text:span><text:span text:style-name="T15">dump</text:span><text:span text:style-name="T14"> resource is mounted as the dump device for the client. </text:span></text:p>
      <text:p text:style-name="P26">A <text:span text:style-name="T5">dump</text:span> resource is required for both diskless and dataless clients. </text:p>
      <text:p text:style-name="P26">This resource is managed automatically by NIM.</text:p>
      <text:p text:style-name="Text_20_body"><text:span text:style-name="T15">paging</text:span> </text:p>
      <text:p text:style-name="P6"><text:span text:style-name="T14">Defined as a parent directory for client paging files. The client paging file in the </text:span><text:span text:style-name="T15">paging</text:span><text:span text:style-name="T14"> resource is mounted as the paging device for the client. </text:span></text:p>
      <text:p text:style-name="P26">A <text:span text:style-name="T5">paging</text:span> resource is required for diskless clients and optional for dataless clients.</text:p>
      <text:p text:style-name="P26">This resource is managed automatically by NIM.</text:p>
      <text:p text:style-name="Text_20_body"><text:span text:style-name="T15">home</text:span> </text:p>
      <text:p text:style-name="P26">Defined as a parent directory for client <text:span text:style-name="T5">/home</text:span> directories. The client directory in the <text:span text:style-name="T5">home</text:span> resource is mounted as the <text:span text:style-name="T5">/home</text:span> file system on the client. </text:p>
      <text:p text:style-name="P26">A <text:span text:style-name="T5">home</text:span> resource is optional for both diskless and dataless clients.</text:p>
      <text:p text:style-name="P6"><text:span text:style-name="T14">When using the </text:span><text:span text:style-name="T15">csmsetupinstall</text:span><text:span text:style-name="T14"> command you can specify that a </text:span><text:span text:style-name="T15">home</text:span><text:span text:style-name="T14"> resource be created for the nodes by using the </text:span><text:span text:style-name="T16">attr=value</text:span><text:span text:style-name="T14"> format.  (Ex. “</text:span><text:span text:style-name="T16">home=yes</text:span><text:span text:style-name="T14">”)</text:span></text:p>
      <text:p text:style-name="Text_20_body"><text:soft-page-break/><text:span text:style-name="T15">shared_home</text:span> </text:p>
      <text:p text:style-name="P26">Defined as a <text:span text:style-name="T5">/home</text:span> directory shared by clients. All clients that use a <text:span text:style-name="T5">shared_home</text:span> resource will mount the same directory as the <text:span text:style-name="T5">/home</text:span> file system. </text:p>
      <text:p text:style-name="P26">A <text:span text:style-name="T5">shared_home</text:span> resource is optional for both diskless and dataless clients.</text:p>
      <text:p text:style-name="P26">When using the <text:span text:style-name="T5">csmsetupinstall</text:span> command you can specify that a <text:span text:style-name="T5">shared_home</text:span> resource be created for the nodes by using the <text:span text:style-name="T8">attr=value</text:span> format.  (Ex. “<text:span text:style-name="T8">shared_home=yes</text:span>”)</text:p>
      <text:p text:style-name="Text_20_body"><text:span text:style-name="T15">tmp</text:span> </text:p>
      <text:p text:style-name="P26">Defined as a parent directory for client <text:span text:style-name="T5">/tmp</text:span> directories. The client directory in the <text:span text:style-name="T5">tmp</text:span> resource is mounted as the <text:span text:style-name="T5">/tmp</text:span> file system on the client. </text:p>
      <text:p text:style-name="P26">A <text:span text:style-name="T5">tmp</text:span> resource is optional for both diskless and dataless clients.</text:p>
      <text:p text:style-name="P26">When using the <text:span text:style-name="T5">csmsetupinstall</text:span> command you can specify that a <text:span text:style-name="T5">tmp</text:span> resource be created for the nodes by using the <text:span text:style-name="T8">attr=value</text:span> format.  (Ex. “<text:span text:style-name="T8">tmp=yes</text:span>”)</text:p>
      <text:p text:style-name="Text_20_body"><text:span text:style-name="T15">resolv_conf</text:span> </text:p>
      <text:p text:style-name="P26">This resource is a file that contains nameserver IP addresses and a network domain name. </text:p>
      <text:p text:style-name="P26">It is copied to the <text:span text:style-name="T5">/etc/resolv.conf</text:span> file in the client's root directory.</text:p>
      <text:p text:style-name="P26">A <text:span text:style-name="T5">resolv_conf</text:span> resource is optional for both diskless and dataless clients.</text:p>
      <text:p text:style-name="P6"><text:span text:style-name="T14">When using the </text:span><text:span text:style-name="T15">csmsetupinstall</text:span><text:span text:style-name="T14"> command the name of the resolv_conf resource may be specified with the </text:span><text:span text:style-name="T16">attr=value</text:span><text:span text:style-name="T14"> format.  </text:span><text:span text:style-name="T12">(Ex. </text:span><text:span text:style-name="T13">resolv_conf= master_net_conf</text:span><text:span text:style-name="T12">”)</text:span></text:p>
      <text:p text:style-name="P10">The AIX/NIM resources will remain allocated and the node will remain initialized until they are specifically unallocated and uninitialized (by running NIM commands). After the initial bring up, the node may be rebooted (using <text:span text:style-name="T7">rnetboot</text:span>) without having to redo any of the initial setup. </text:p>
      <text:p text:style-name="P10"/>
      <text:p text:style-name="P10">For diskless nodes the default is to allocate the SPOT, root, dump, and paging resources. All these resources are created under the same directory location that was specified with the <text:span text:style-name="T5">mkcosi</text:span> command when creating the SPOT that will be used for the nod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4-23T10:19:40</dc:date>
    <meta:print-date>2008-03-19T16:06:29</meta:print-date>
    <meta:editing-cycles>108</meta:editing-cycles>
    <meta:editing-duration>P1DT20H57M27S</meta:editing-duration>
    <meta:user-defined meta:name="Info 1"/>
    <meta:user-defined meta:name="Info 2"/>
    <meta:user-defined meta:name="Info 3"/>
    <meta:user-defined meta:name="Info 4"/>
    <meta:document-statistic meta:table-count="0" meta:image-count="0" meta:object-count="0" meta:page-count="10" meta:paragraph-count="209" meta:word-count="3116" meta:character-count="18188"/>
  </office:meta>
</office:document-meta>
</file>